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ad69" officeooo:paragraph-rsid="001dad69"/>
    </style:style>
    <style:style style:name="P2" style:family="paragraph" style:parent-style-name="Standard">
      <style:text-properties fo:font-weight="normal" officeooo:rsid="001dad69" officeooo:paragraph-rsid="001dad69" style:font-weight-asian="normal" style:font-weight-complex="normal"/>
    </style:style>
    <style:style style:name="P3" style:family="paragraph" style:parent-style-name="Standard">
      <style:text-properties fo:font-weight="normal" officeooo:rsid="00221b24" officeooo:paragraph-rsid="00240fba" style:font-weight-asian="normal" style:font-weight-complex="normal"/>
    </style:style>
    <style:style style:name="P4" style:family="paragraph" style:parent-style-name="Standard">
      <style:text-properties fo:font-weight="normal" officeooo:rsid="00240fba" officeooo:paragraph-rsid="00240fba" style:font-weight-asian="normal" style:font-weight-complex="normal"/>
    </style:style>
    <style:style style:name="P5" style:family="paragraph" style:parent-style-name="Standard">
      <style:text-properties officeooo:rsid="002092e1" officeooo:paragraph-rsid="002092e1"/>
    </style:style>
    <style:style style:name="P6" style:family="paragraph" style:parent-style-name="Standard">
      <style:text-properties fo:font-weight="bold" officeooo:rsid="001dad69" officeooo:paragraph-rsid="001dad69" style:font-weight-asian="bold" style:font-weight-complex="bold"/>
    </style:style>
    <style:style style:name="P7" style:family="paragraph" style:parent-style-name="Standard">
      <style:text-properties fo:font-weight="bold" officeooo:rsid="002092e1" officeooo:paragraph-rsid="002092e1" style:font-weight-asian="bold" style:font-weight-complex="bold"/>
    </style:style>
    <style:style style:name="P8" style:family="paragraph" style:parent-style-name="Standard">
      <style:text-properties fo:font-weight="bold" officeooo:rsid="00221b24" officeooo:paragraph-rsid="00221b24" style:font-weight-asian="bold" style:font-weight-complex="bold"/>
    </style:style>
    <style:style style:name="P9" style:family="paragraph" style:parent-style-name="Standard">
      <style:text-properties fo:font-weight="bold" officeooo:rsid="00221b24" officeooo:paragraph-rsid="00240fba" style:font-weight-asian="bold" style:font-weight-complex="bold"/>
    </style:style>
    <style:style style:name="P10" style:family="paragraph" style:parent-style-name="Standard">
      <style:text-properties officeooo:rsid="00221381" officeooo:paragraph-rsid="00221381"/>
    </style:style>
    <style:style style:name="P11" style:family="paragraph" style:parent-style-name="Standard">
      <style:text-properties officeooo:rsid="00221b24" officeooo:paragraph-rsid="00221b24"/>
    </style:style>
    <style:style style:name="P12" style:family="paragraph" style:parent-style-name="Standard">
      <style:text-properties officeooo:rsid="00221b24" officeooo:paragraph-rsid="0022a529"/>
    </style:style>
    <style:style style:name="P13" style:family="paragraph" style:parent-style-name="Standard">
      <style:text-properties officeooo:rsid="0022a529" officeooo:paragraph-rsid="0022a529"/>
    </style:style>
    <style:style style:name="P14" style:family="paragraph" style:parent-style-name="Standard">
      <style:text-properties officeooo:rsid="0023a9dc" officeooo:paragraph-rsid="0023a9dc"/>
    </style:style>
    <style:style style:name="P15" style:family="paragraph" style:parent-style-name="Standard" style:list-style-name="L1">
      <style:text-properties fo:font-weight="normal" officeooo:rsid="00240fba" officeooo:paragraph-rsid="00240fb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2f16"/>
    </style:style>
    <style:style style:name="T3" style:family="text">
      <style:text-properties officeooo:rsid="00221381"/>
    </style:style>
    <style:style style:name="T4" style:family="text">
      <style:text-properties officeooo:rsid="00221b24"/>
    </style:style>
    <style:style style:name="T5" style:family="text">
      <style:text-properties officeooo:rsid="0022a529"/>
    </style:style>
    <style:style style:name="T6" style:family="text">
      <style:text-properties officeooo:rsid="0023a9dc"/>
    </style:style>
    <style:style style:name="T7" style:family="text">
      <style:text-properties officeooo:rsid="0023eaea"/>
    </style:style>
    <style:style style:name="T8" style:family="text">
      <style:text-properties officeooo:rsid="00240fba"/>
    </style:style>
    <style:style style:name="T9" style:family="text">
      <style:text-properties officeooo:rsid="0025f7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ercices – Socle R</text:p>
      <text:p text:style-name="P6"/>
      <text:p text:style-name="P1"/>
      <text:p text:style-name="P6">Exercice 1 : Prendre en main RStudio <text:span text:style-name="T9">(10 min.)</text:span></text:p>
      <text:p text:style-name="P1"/>
      <text:p text:style-name="P1">Depuis le gestionnaire de fichier de RStudio ,(panneau bas-droite), vous allez créer un dossier devant servir de dossier de travail au cours de la formation. <text:span text:style-name="T2">Pour cela, u</text:span>tilis<text:span text:style-name="T2">ez</text:span> le bouton <text:span text:style-name="T1">New folder</text:span> (expl. Formation_R).</text:p>
      <text:p text:style-name="P1">Pour définir ce dossier comme répertoire de travail de R, sélectionnez-le et allez dans le menu <text:span text:style-name="T1">More/Set as working directory.</text:span></text:p>
      <text:p text:style-name="P2">Regardez ce qui se passe dans la console (panneau bas gauche). Qu'est-ce que cela signifie ?</text:p>
      <text:p text:style-name="P1">Si vous voulez avoir plus de renseignements sur la fonction setwd, vous pouvez utiliser l'aide en ligne de R en écrivant ?setwd ou help(setwd) dans la console. Qu'est ce qui se passe ?</text:p>
      <text:p text:style-name="P1">Dans l'onglet <text:span text:style-name="T1">Help</text:span> de RStudio, vous pouvez également faire une recherche à partir du moteur de recherche. <text:span text:style-name="T2">Essayez d'obtenir des informations sur la fonction dir().</text:span></text:p>
      <text:p text:style-name="P1"/>
      <text:p text:style-name="P7">Exercice 2 : Faire ses premiers calculs <text:span text:style-name="T9">(15 min.)</text:span></text:p>
      <text:p text:style-name="P5"/>
      <text:p text:style-name="P5">Dans la console, faite des calculs simples : 2 + 3, 5 * 4, 5 + (6 * 4), 2.5 * 1.3, <text:span text:style-name="T3">3**3</text:span>… </text:p>
      <text:p text:style-name="P5">Que se passe-t-il lorsque vous écrivez <text:span text:style-name="T1">pi</text:span> dans la console ? Qu'est ce que cela signifie ?</text:p>
      <text:p text:style-name="P5">Calculez maintenant le cos(pi) et le sin(pi/2). <text:span text:style-name="T3">Que voyez-vous apparaître au moment ou vous écrivez ces fonctions ?</text:span></text:p>
      <text:p text:style-name="P10">Faites maintenant la moyenne des nombres : 4, 5, 2, 1. Avez-vous utilisé un calcul ou une fonction de R ?</text:p>
      <text:p text:style-name="P5">C<text:span text:style-name="T3">alculez la valeur absolue de l'opération 2 – 6.</text:span></text:p>
      <text:p text:style-name="P10">Calculez maintenant round(2.125412). Que voyez vous ?</text:p>
      <text:p text:style-name="P10">Comment pouvez-vous faire pour faire un arrondi de 2.125412 à deux chiffres après la virgule (n'oubliez pas d'utiliser l'aide de R).</text:p>
      <text:p text:style-name="P5"><text:span text:style-name="T3">Que ce passe-t-il lorsque vous </text:span>manipule<text:span text:style-name="T3">z</text:span> les flèches haut et bas <text:span text:style-name="T4">depuis la console ?</text:span></text:p>
      <text:p text:style-name="P5"/>
      <text:p text:style-name="P8">Exercice 3 : Créer ses premières variables <text:span text:style-name="T9">(15 min.)</text:span></text:p>
      <text:p text:style-name="P8"/>
      <text:p text:style-name="P11">D<text:span text:style-name="T5">ans la console, c</text:span>réer deux variables numériques a et b de valeur 5 et 4 par assignation : a&lt;-5 et b&lt;-4,</text:p>
      <text:p text:style-name="P11">Que se passe-t-il dans la panneau Environement (haut droite) ?</text:p>
      <text:p text:style-name="P11">Fai<text:span text:style-name="T5">tes maintenant</text:span> un calcul avec ces variables <text:span text:style-name="T5">comme </text:span>a+b et a*b.</text:p>
      <text:p text:style-name="P11"><text:span text:style-name="T5">Vous allez ensuite c</text:span>réer une troisième variable à partir d<text:span text:style-name="T5">'un calcul sur l</text:span>es deux premières : c&lt;-a+3*b</text:p>
      <text:p text:style-name="P12"><text:span text:style-name="T5">Vous pouvez a</text:span>fficher la liste des variables avec la fonction ls().</text:p>
      <text:p text:style-name="P13">Modifiez maintenant la valeur de a en lui donnant la valeur 10. Vérifiez votre ré-assignation dans la panneau <text:s/><text:span text:style-name="T4">Environement.</text:span></text:p>
      <text:p text:style-name="P11">Crée<text:span text:style-name="T5">z</text:span> une variable chaîne de caractère : t&lt;-'<text:span text:style-name="T6">texte</text:span>' <text:span text:style-name="T6">(vous pouvez également utiliser les '' comme ''texte'' mais ne mélangez pas ' et '').</text:span></text:p>
      <text:p text:style-name="P11">Concaténe<text:span text:style-name="T6">z</text:span> <text:span text:style-name="T6">(mettez bout à bout ) </text:span>a et t avec <text:span text:style-name="T6">la fonction </text:span>paste(a,t). <text:span text:style-name="T6">Que constatez-vous ?</text:span></text:p>
      <text:p text:style-name="P14">Pour plus de renseignements sur la fonction paste(), pensez à utiliser l'aide de R <text:span text:style-name="T7">help(</text:span>paste).</text:p>
      <text:p text:style-name="P11"><text:span text:style-name="T7">Créez maintenant les vriables</text:span> A&lt;-15 et B&lt;-12. <text:span text:style-name="T7">Que voyez-vous dans la panneau E</text:span>nvironement ?</text:p>
      <text:p text:style-name="P11">V<text:span text:style-name="T7">ous pouvez supprimer la variables A et B en utilisant la fonction rm() (utilisez l'aide de R opur avoir plus de renseignements sur la fonction rm).</text:span></text:p>
      <text:p text:style-name="P11"/>
      <text:p text:style-name="P9">Exercice <text:span text:style-name="T8">4</text:span> : Créer s<text:span text:style-name="T8">on</text:span> premi<text:span text:style-name="T8">e</text:span>r s<text:span text:style-name="T8">cript (20 min.)</text:span></text:p>
      <text:p text:style-name="P3"/>
      <text:p text:style-name="P4">Depuis le panneau d'édition de script de RStudio (haut gauche), vous allez créer un script ré-utilisable permettant de calculer l'indice de masse corporelle d'un individu (IMC) et d'afficher le <text:soft-page-break/>résultat dans la console sous la forme d'un phrase explicite.</text:p>
      <text:p text:style-name="P4">L'IMC est calculé par la masse sur la taille au carré d'un individu (masse/taille²).</text:p>
      <text:p text:style-name="P4">Quelques petits conseils :</text:p>
      <text:list xml:id="list670010322488632505" text:style-name="L1">
        <text:list-item>
          <text:p text:style-name="P15">de façon générale, n'hésitez pas à commenter votre script pour vous aider à le comprendre lorsque vous serez amené à le reprendre,</text:p>
        </text:list-item>
        <text:list-item>
          <text:p text:style-name="P15">pensez à bien assigner vos variables poids et taille pour une meilleure ré-utilisabilité du script,</text:p>
        </text:list-item>
        <text:list-item>
          <text:p text:style-name="P15">la fonction print() permet d'afficher une chaîne de caractères dans la console,</text:p>
        </text:list-item>
        <text:list-item>
          <text:p text:style-name="P15">pensez à arrondir le résultat de votre calcul d'IMC, </text:p>
        </text:list-item>
      </text:list>
      <text:p text:style-name="P4"/>
      <text:p text:style-name="P4">Enregistrez ensuite votre script dans votre répertoire de travail. L'extension d'un fichier script pour R est .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DUMONT</meta:initial-creator>
    <meta:creation-date>2016-07-06T10:41:35.867000000</meta:creation-date>
    <dc:date>2016-07-06T12:31:54.689000000</dc:date>
    <dc:creator>Alexandre DUMONT</dc:creator>
    <meta:editing-duration>PT33M12S</meta:editing-duration>
    <meta:editing-cycles>5</meta:editing-cycles>
    <meta:generator>LibreOffice/4.3.7.2$Windows_x86 LibreOffice_project/8a35821d8636a03b8bf4e15b48f59794652c68ba</meta:generator>
    <meta:document-statistic meta:table-count="0" meta:image-count="0" meta:object-count="0" meta:page-count="2" meta:paragraph-count="37" meta:word-count="618" meta:character-count="3637" meta:non-whitespace-character-count="3057"/>
  </office:meta>
</office:document-meta>
</file>